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yea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ST</text:p>
          </table:table-cell>
          <table:table-cell office:value-type="string" calcext:value-type="string">
            <text:p>yeastST</text:p>
          </table:table-cell>
        </table:table-row>
        <table:table-row table:style-name="ro1">
          <table:table-cell office:value-type="string" calcext:value-type="string">
            <text:p>eS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3A</text:p>
          </table:table-cell>
          <table:table-cell table:formula="of:=CONCATENATE(&quot;RP&quot;;[.C2])" office:value-type="string" office:string-value="RPS3A" calcext:value-type="string">
            <text:p>RPS3A</text:p>
          </table:table-cell>
          <table:table-cell table:formula="of:=CONCATENATE(&quot;RP&quot;;[.B2])" office:value-type="string" office:string-value="RPS1" calcext:value-type="string">
            <text:p>RPS1</text:p>
          </table:table-cell>
        </table:table-row>
        <table:table-row table:style-name="ro1">
          <table:table-cell office:value-type="string" calcext:value-type="string">
            <text:p>uS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A</text:p>
          </table:table-cell>
          <table:table-cell table:formula="of:=CONCATENATE(&quot;RP&quot;;[.C3])" office:value-type="string" office:string-value="RPSA" calcext:value-type="string">
            <text:p>RPSA</text:p>
          </table:table-cell>
          <table:table-cell table:formula="of:=CONCATENATE(&quot;RP&quot;;[.B3])" office:value-type="string" office:string-value="RPS0" calcext:value-type="string">
            <text:p>RPS0</text:p>
          </table:table-cell>
        </table:table-row>
        <table:table-row table:style-name="ro1">
          <table:table-cell office:value-type="string" calcext:value-type="string">
            <text:p>uS3</text:p>
          </table:table-cell>
          <table:table-cell table:number-columns-repeated="2" office:value-type="string" calcext:value-type="string">
            <text:p>S3</text:p>
          </table:table-cell>
          <table:table-cell table:formula="of:=CONCATENATE(&quot;RP&quot;;[.C4])" office:value-type="string" office:string-value="RPS3" calcext:value-type="string">
            <text:p>RPS3</text:p>
          </table:table-cell>
          <table:table-cell table:formula="of:=CONCATENATE(&quot;RP&quot;;[.B4])" office:value-type="string" office:string-value="RPS3" calcext:value-type="string">
            <text:p>RPS3</text:p>
          </table:table-cell>
        </table:table-row>
        <table:table-row table:style-name="ro1">
          <table:table-cell office:value-type="string" calcext:value-type="string">
            <text:p>uS4</text:p>
          </table:table-cell>
          <table:table-cell table:number-columns-repeated="2" office:value-type="string" calcext:value-type="string">
            <text:p>S9</text:p>
          </table:table-cell>
          <table:table-cell table:formula="of:=CONCATENATE(&quot;RP&quot;;[.C5])" office:value-type="string" office:string-value="RPS9" calcext:value-type="string">
            <text:p>RPS9</text:p>
          </table:table-cell>
          <table:table-cell table:formula="of:=CONCATENATE(&quot;RP&quot;;[.B5])" office:value-type="string" office:string-value="RPS9" calcext:value-type="string">
            <text:p>RPS9</text:p>
          </table:table-cell>
        </table:table-row>
        <table:table-row table:style-name="ro1">
          <table:table-cell office:value-type="string" calcext:value-type="string">
            <text:p>eS4</text:p>
          </table:table-cell>
          <table:table-cell table:number-columns-repeated="2" office:value-type="string" calcext:value-type="string">
            <text:p>S4</text:p>
          </table:table-cell>
          <table:table-cell office:value-type="string" calcext:value-type="string">
            <text:p>RPS4X</text:p>
          </table:table-cell>
          <table:table-cell table:formula="of:=CONCATENATE(&quot;RP&quot;;[.B6])" office:value-type="string" office:string-value="RPS4" calcext:value-type="string">
            <text:p>RPS4</text:p>
          </table:table-cell>
        </table:table-row>
        <table:table-row table:style-name="ro1">
          <table:table-cell office:value-type="string" calcext:value-type="string">
            <text:p>uS5</text:p>
          </table:table-cell>
          <table:table-cell table:number-columns-repeated="2" office:value-type="string" calcext:value-type="string">
            <text:p>S2</text:p>
          </table:table-cell>
          <table:table-cell table:formula="of:=CONCATENATE(&quot;RP&quot;;[.C7])" office:value-type="string" office:string-value="RPS2" calcext:value-type="string">
            <text:p>RPS2</text:p>
          </table:table-cell>
          <table:table-cell table:formula="of:=CONCATENATE(&quot;RP&quot;;[.B7])" office:value-type="string" office:string-value="RPS2" calcext:value-type="string">
            <text:p>RPS2</text:p>
          </table:table-cell>
        </table:table-row>
        <table:table-row table:style-name="ro1">
          <table:table-cell office:value-type="string" calcext:value-type="string">
            <text:p>eS6</text:p>
          </table:table-cell>
          <table:table-cell table:number-columns-repeated="2" office:value-type="string" calcext:value-type="string">
            <text:p>S6</text:p>
          </table:table-cell>
          <table:table-cell table:formula="of:=CONCATENATE(&quot;RP&quot;;[.C8])" office:value-type="string" office:string-value="RPS6" calcext:value-type="string">
            <text:p>RPS6</text:p>
          </table:table-cell>
          <table:table-cell table:formula="of:=CONCATENATE(&quot;RP&quot;;[.B8])" office:value-type="string" office:string-value="RPS6" calcext:value-type="string">
            <text:p>RPS6</text:p>
          </table:table-cell>
        </table:table-row>
        <table:table-row table:style-name="ro1">
          <table:table-cell office:value-type="string" calcext:value-type="string">
            <text:p>uS7</text:p>
          </table:table-cell>
          <table:table-cell table:number-columns-repeated="2" office:value-type="string" calcext:value-type="string">
            <text:p>S5</text:p>
          </table:table-cell>
          <table:table-cell table:formula="of:=CONCATENATE(&quot;RP&quot;;[.C9])" office:value-type="string" office:string-value="RPS5" calcext:value-type="string">
            <text:p>RPS5</text:p>
          </table:table-cell>
          <table:table-cell table:formula="of:=CONCATENATE(&quot;RP&quot;;[.B9])" office:value-type="string" office:string-value="RPS5" calcext:value-type="string">
            <text:p>RPS5</text:p>
          </table:table-cell>
        </table:table-row>
        <table:table-row table:style-name="ro1">
          <table:table-cell office:value-type="string" calcext:value-type="string">
            <text:p>eS7</text:p>
          </table:table-cell>
          <table:table-cell table:number-columns-repeated="2" office:value-type="string" calcext:value-type="string">
            <text:p>S7</text:p>
          </table:table-cell>
          <table:table-cell table:formula="of:=CONCATENATE(&quot;RP&quot;;[.C10])" office:value-type="string" office:string-value="RPS7" calcext:value-type="string">
            <text:p>RPS7</text:p>
          </table:table-cell>
          <table:table-cell table:formula="of:=CONCATENATE(&quot;RP&quot;;[.B10])" office:value-type="string" office:string-value="RPS7" calcext:value-type="string">
            <text:p>RPS7</text:p>
          </table:table-cell>
        </table:table-row>
        <table:table-row table:style-name="ro1">
          <table:table-cell office:value-type="string" calcext:value-type="string">
            <text:p>uS8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15A</text:p>
          </table:table-cell>
          <table:table-cell table:formula="of:=CONCATENATE(&quot;RP&quot;;[.C11])" office:value-type="string" office:string-value="RPS15A" calcext:value-type="string">
            <text:p>RPS15A</text:p>
          </table:table-cell>
          <table:table-cell table:formula="of:=CONCATENATE(&quot;RP&quot;;[.B11])" office:value-type="string" office:string-value="RPS22" calcext:value-type="string">
            <text:p>RPS22</text:p>
          </table:table-cell>
        </table:table-row>
        <table:table-row table:style-name="ro1">
          <table:table-cell office:value-type="string" calcext:value-type="string">
            <text:p>eS8</text:p>
          </table:table-cell>
          <table:table-cell table:number-columns-repeated="2" office:value-type="string" calcext:value-type="string">
            <text:p>S8</text:p>
          </table:table-cell>
          <table:table-cell table:formula="of:=CONCATENATE(&quot;RP&quot;;[.C12])" office:value-type="string" office:string-value="RPS8" calcext:value-type="string">
            <text:p>RPS8</text:p>
          </table:table-cell>
          <table:table-cell table:formula="of:=CONCATENATE(&quot;RP&quot;;[.B12])" office:value-type="string" office:string-value="RPS8" calcext:value-type="string">
            <text:p>RPS8</text:p>
          </table:table-cell>
        </table:table-row>
        <table:table-row table:style-name="ro1">
          <table:table-cell office:value-type="string" calcext:value-type="string">
            <text:p>uS9</text:p>
          </table:table-cell>
          <table:table-cell table:number-columns-repeated="2" office:value-type="string" calcext:value-type="string">
            <text:p>S16</text:p>
          </table:table-cell>
          <table:table-cell table:formula="of:=CONCATENATE(&quot;RP&quot;;[.C13])" office:value-type="string" office:string-value="RPS16" calcext:value-type="string">
            <text:p>RPS16</text:p>
          </table:table-cell>
          <table:table-cell table:formula="of:=CONCATENATE(&quot;RP&quot;;[.B13])" office:value-type="string" office:string-value="RPS16" calcext:value-type="string">
            <text:p>RPS16</text:p>
          </table:table-cell>
        </table:table-row>
        <table:table-row table:style-name="ro1">
          <table:table-cell office:value-type="string" calcext:value-type="string">
            <text:p>uS10</text:p>
          </table:table-cell>
          <table:table-cell table:number-columns-repeated="2" office:value-type="string" calcext:value-type="string">
            <text:p>S20</text:p>
          </table:table-cell>
          <table:table-cell table:formula="of:=CONCATENATE(&quot;RP&quot;;[.C14])" office:value-type="string" office:string-value="RPS20" calcext:value-type="string">
            <text:p>RPS20</text:p>
          </table:table-cell>
          <table:table-cell table:formula="of:=CONCATENATE(&quot;RP&quot;;[.B14])" office:value-type="string" office:string-value="RPS20" calcext:value-type="string">
            <text:p>RPS20</text:p>
          </table:table-cell>
        </table:table-row>
        <table:table-row table:style-name="ro1">
          <table:table-cell office:value-type="string" calcext:value-type="string">
            <text:p>eS10</text:p>
          </table:table-cell>
          <table:table-cell table:number-columns-repeated="2" office:value-type="string" calcext:value-type="string">
            <text:p>S10</text:p>
          </table:table-cell>
          <table:table-cell table:formula="of:=CONCATENATE(&quot;RP&quot;;[.C15])" office:value-type="string" office:string-value="RPS10" calcext:value-type="string">
            <text:p>RPS10</text:p>
          </table:table-cell>
          <table:table-cell table:formula="of:=CONCATENATE(&quot;RP&quot;;[.B15])" office:value-type="string" office:string-value="RPS10" calcext:value-type="string">
            <text:p>RPS10</text:p>
          </table:table-cell>
        </table:table-row>
        <table:table-row table:style-name="ro1">
          <table:table-cell office:value-type="string" calcext:value-type="string">
            <text:p>uS11</text:p>
          </table:table-cell>
          <table:table-cell table:number-columns-repeated="2" office:value-type="string" calcext:value-type="string">
            <text:p>S14</text:p>
          </table:table-cell>
          <table:table-cell table:formula="of:=CONCATENATE(&quot;RP&quot;;[.C16])" office:value-type="string" office:string-value="RPS14" calcext:value-type="string">
            <text:p>RPS14</text:p>
          </table:table-cell>
          <table:table-cell table:formula="of:=CONCATENATE(&quot;RP&quot;;[.B16])" office:value-type="string" office:string-value="RPS14" calcext:value-type="string">
            <text:p>RPS14</text:p>
          </table:table-cell>
        </table:table-row>
        <table:table-row table:style-name="ro1">
          <table:table-cell office:value-type="string" calcext:value-type="string">
            <text:p>uS12</text:p>
          </table:table-cell>
          <table:table-cell table:number-columns-repeated="2" office:value-type="string" calcext:value-type="string">
            <text:p>S23</text:p>
          </table:table-cell>
          <table:table-cell table:formula="of:=CONCATENATE(&quot;RP&quot;;[.C17])" office:value-type="string" office:string-value="RPS23" calcext:value-type="string">
            <text:p>RPS23</text:p>
          </table:table-cell>
          <table:table-cell table:formula="of:=CONCATENATE(&quot;RP&quot;;[.B17])" office:value-type="string" office:string-value="RPS23" calcext:value-type="string">
            <text:p>RPS23</text:p>
          </table:table-cell>
        </table:table-row>
        <table:table-row table:style-name="ro1">
          <table:table-cell office:value-type="string" calcext:value-type="string">
            <text:p>eS12</text:p>
          </table:table-cell>
          <table:table-cell table:number-columns-repeated="2" office:value-type="string" calcext:value-type="string">
            <text:p>S12</text:p>
          </table:table-cell>
          <table:table-cell table:formula="of:=CONCATENATE(&quot;RP&quot;;[.C18])" office:value-type="string" office:string-value="RPS12" calcext:value-type="string">
            <text:p>RPS12</text:p>
          </table:table-cell>
          <table:table-cell table:formula="of:=CONCATENATE(&quot;RP&quot;;[.B18])" office:value-type="string" office:string-value="RPS12" calcext:value-type="string">
            <text:p>RPS12</text:p>
          </table:table-cell>
        </table:table-row>
        <table:table-row table:style-name="ro1">
          <table:table-cell office:value-type="string" calcext:value-type="string">
            <text:p>uS13</text:p>
          </table:table-cell>
          <table:table-cell table:number-columns-repeated="2" office:value-type="string" calcext:value-type="string">
            <text:p>S18</text:p>
          </table:table-cell>
          <table:table-cell table:formula="of:=CONCATENATE(&quot;RP&quot;;[.C19])" office:value-type="string" office:string-value="RPS18" calcext:value-type="string">
            <text:p>RPS18</text:p>
          </table:table-cell>
          <table:table-cell table:formula="of:=CONCATENATE(&quot;RP&quot;;[.B19])" office:value-type="string" office:string-value="RPS18" calcext:value-type="string">
            <text:p>RPS18</text:p>
          </table:table-cell>
        </table:table-row>
        <table:table-row table:style-name="ro1">
          <table:table-cell office:value-type="string" calcext:value-type="string">
            <text:p>uS14</text:p>
          </table:table-cell>
          <table:table-cell table:number-columns-repeated="2" office:value-type="string" calcext:value-type="string">
            <text:p>S29</text:p>
          </table:table-cell>
          <table:table-cell table:formula="of:=CONCATENATE(&quot;RP&quot;;[.C20])" office:value-type="string" office:string-value="RPS29" calcext:value-type="string">
            <text:p>RPS29</text:p>
          </table:table-cell>
          <table:table-cell table:formula="of:=CONCATENATE(&quot;RP&quot;;[.B20])" office:value-type="string" office:string-value="RPS29" calcext:value-type="string">
            <text:p>RPS29</text:p>
          </table:table-cell>
        </table:table-row>
        <table:table-row table:style-name="ro1">
          <table:table-cell office:value-type="string" calcext:value-type="string">
            <text:p>uS15</text:p>
          </table:table-cell>
          <table:table-cell table:number-columns-repeated="2" office:value-type="string" calcext:value-type="string">
            <text:p>S13</text:p>
          </table:table-cell>
          <table:table-cell table:formula="of:=CONCATENATE(&quot;RP&quot;;[.C21])" office:value-type="string" office:string-value="RPS13" calcext:value-type="string">
            <text:p>RPS13</text:p>
          </table:table-cell>
          <table:table-cell table:formula="of:=CONCATENATE(&quot;RP&quot;;[.B21])" office:value-type="string" office:string-value="RPS13" calcext:value-type="string">
            <text:p>RPS13</text:p>
          </table:table-cell>
        </table:table-row>
        <table:table-row table:style-name="ro1">
          <table:table-cell office:value-type="string" calcext:value-type="string">
            <text:p>uS17</text:p>
          </table:table-cell>
          <table:table-cell table:number-columns-repeated="2" office:value-type="string" calcext:value-type="string">
            <text:p>S11</text:p>
          </table:table-cell>
          <table:table-cell table:formula="of:=CONCATENATE(&quot;RP&quot;;[.C22])" office:value-type="string" office:string-value="RPS11" calcext:value-type="string">
            <text:p>RPS11</text:p>
          </table:table-cell>
          <table:table-cell table:formula="of:=CONCATENATE(&quot;RP&quot;;[.B22])" office:value-type="string" office:string-value="RPS11" calcext:value-type="string">
            <text:p>RPS11</text:p>
          </table:table-cell>
        </table:table-row>
        <table:table-row table:style-name="ro1">
          <table:table-cell office:value-type="string" calcext:value-type="string">
            <text:p>eS17</text:p>
          </table:table-cell>
          <table:table-cell table:number-columns-repeated="2" office:value-type="string" calcext:value-type="string">
            <text:p>S17</text:p>
          </table:table-cell>
          <table:table-cell table:formula="of:=CONCATENATE(&quot;RP&quot;;[.C23])" office:value-type="string" office:string-value="RPS17" calcext:value-type="string">
            <text:p>RPS17</text:p>
          </table:table-cell>
          <table:table-cell table:formula="of:=CONCATENATE(&quot;RP&quot;;[.B23])" office:value-type="string" office:string-value="RPS17" calcext:value-type="string">
            <text:p>RPS17</text:p>
          </table:table-cell>
        </table:table-row>
        <table:table-row table:style-name="ro1">
          <table:table-cell office:value-type="string" calcext:value-type="string">
            <text:p>uS19</text:p>
          </table:table-cell>
          <table:table-cell table:number-columns-repeated="2" office:value-type="string" calcext:value-type="string">
            <text:p>S15</text:p>
          </table:table-cell>
          <table:table-cell table:formula="of:=CONCATENATE(&quot;RP&quot;;[.C24])" office:value-type="string" office:string-value="RPS15" calcext:value-type="string">
            <text:p>RPS15</text:p>
          </table:table-cell>
          <table:table-cell table:formula="of:=CONCATENATE(&quot;RP&quot;;[.B24])" office:value-type="string" office:string-value="RPS15" calcext:value-type="string">
            <text:p>RPS15</text:p>
          </table:table-cell>
        </table:table-row>
        <table:table-row table:style-name="ro1">
          <table:table-cell office:value-type="string" calcext:value-type="string">
            <text:p>eS19</text:p>
          </table:table-cell>
          <table:table-cell table:number-columns-repeated="2" office:value-type="string" calcext:value-type="string">
            <text:p>S19</text:p>
          </table:table-cell>
          <table:table-cell table:formula="of:=CONCATENATE(&quot;RP&quot;;[.C25])" office:value-type="string" office:string-value="RPS19" calcext:value-type="string">
            <text:p>RPS19</text:p>
          </table:table-cell>
          <table:table-cell table:formula="of:=CONCATENATE(&quot;RP&quot;;[.B25])" office:value-type="string" office:string-value="RPS19" calcext:value-type="string">
            <text:p>RPS19</text:p>
          </table:table-cell>
        </table:table-row>
        <table:table-row table:style-name="ro1">
          <table:table-cell office:value-type="string" calcext:value-type="string">
            <text:p>eS21</text:p>
          </table:table-cell>
          <table:table-cell table:number-columns-repeated="2" office:value-type="string" calcext:value-type="string">
            <text:p>S21</text:p>
          </table:table-cell>
          <table:table-cell table:formula="of:=CONCATENATE(&quot;RP&quot;;[.C26])" office:value-type="string" office:string-value="RPS21" calcext:value-type="string">
            <text:p>RPS21</text:p>
          </table:table-cell>
          <table:table-cell table:formula="of:=CONCATENATE(&quot;RP&quot;;[.B26])" office:value-type="string" office:string-value="RPS21" calcext:value-type="string">
            <text:p>RPS21</text:p>
          </table:table-cell>
        </table:table-row>
        <table:table-row table:style-name="ro1">
          <table:table-cell office:value-type="string" calcext:value-type="string">
            <text:p>eS24</text:p>
          </table:table-cell>
          <table:table-cell table:number-columns-repeated="2" office:value-type="string" calcext:value-type="string">
            <text:p>S24</text:p>
          </table:table-cell>
          <table:table-cell table:formula="of:=CONCATENATE(&quot;RP&quot;;[.C27])" office:value-type="string" office:string-value="RPS24" calcext:value-type="string">
            <text:p>RPS24</text:p>
          </table:table-cell>
          <table:table-cell table:formula="of:=CONCATENATE(&quot;RP&quot;;[.B27])" office:value-type="string" office:string-value="RPS24" calcext:value-type="string">
            <text:p>RPS24</text:p>
          </table:table-cell>
        </table:table-row>
        <table:table-row table:style-name="ro1">
          <table:table-cell office:value-type="string" calcext:value-type="string">
            <text:p>eS25</text:p>
          </table:table-cell>
          <table:table-cell table:number-columns-repeated="2" office:value-type="string" calcext:value-type="string">
            <text:p>S25</text:p>
          </table:table-cell>
          <table:table-cell table:formula="of:=CONCATENATE(&quot;RP&quot;;[.C28])" office:value-type="string" office:string-value="RPS25" calcext:value-type="string">
            <text:p>RPS25</text:p>
          </table:table-cell>
          <table:table-cell table:formula="of:=CONCATENATE(&quot;RP&quot;;[.B28])" office:value-type="string" office:string-value="RPS25" calcext:value-type="string">
            <text:p>RPS25</text:p>
          </table:table-cell>
        </table:table-row>
        <table:table-row table:style-name="ro1">
          <table:table-cell office:value-type="string" calcext:value-type="string">
            <text:p>eS26</text:p>
          </table:table-cell>
          <table:table-cell table:number-columns-repeated="2" office:value-type="string" calcext:value-type="string">
            <text:p>S26</text:p>
          </table:table-cell>
          <table:table-cell table:formula="of:=CONCATENATE(&quot;RP&quot;;[.C29])" office:value-type="string" office:string-value="RPS26" calcext:value-type="string">
            <text:p>RPS26</text:p>
          </table:table-cell>
          <table:table-cell table:formula="of:=CONCATENATE(&quot;RP&quot;;[.B29])" office:value-type="string" office:string-value="RPS26" calcext:value-type="string">
            <text:p>RPS26</text:p>
          </table:table-cell>
        </table:table-row>
        <table:table-row table:style-name="ro1">
          <table:table-cell office:value-type="string" calcext:value-type="string">
            <text:p>eS27</text:p>
          </table:table-cell>
          <table:table-cell table:number-columns-repeated="2" office:value-type="string" calcext:value-type="string">
            <text:p>S27</text:p>
          </table:table-cell>
          <table:table-cell table:formula="of:=CONCATENATE(&quot;RP&quot;;[.C30])" office:value-type="string" office:string-value="RPS27" calcext:value-type="string">
            <text:p>RPS27</text:p>
          </table:table-cell>
          <table:table-cell table:formula="of:=CONCATENATE(&quot;RP&quot;;[.B30])" office:value-type="string" office:string-value="RPS27" calcext:value-type="string">
            <text:p>RPS27</text:p>
          </table:table-cell>
        </table:table-row>
        <table:table-row table:style-name="ro1">
          <table:table-cell office:value-type="string" calcext:value-type="string">
            <text:p>eS28</text:p>
          </table:table-cell>
          <table:table-cell table:number-columns-repeated="2" office:value-type="string" calcext:value-type="string">
            <text:p>S28</text:p>
          </table:table-cell>
          <table:table-cell table:formula="of:=CONCATENATE(&quot;RP&quot;;[.C31])" office:value-type="string" office:string-value="RPS28" calcext:value-type="string">
            <text:p>RPS28</text:p>
          </table:table-cell>
          <table:table-cell table:formula="of:=CONCATENATE(&quot;RP&quot;;[.B31])" office:value-type="string" office:string-value="RPS28" calcext:value-type="string">
            <text:p>RPS28</text:p>
          </table:table-cell>
        </table:table-row>
        <table:table-row table:style-name="ro1">
          <table:table-cell office:value-type="string" calcext:value-type="string">
            <text:p>eS30</text:p>
          </table:table-cell>
          <table:table-cell table:number-columns-repeated="2" office:value-type="string" calcext:value-type="string">
            <text:p>S30</text:p>
          </table:table-cell>
          <table:table-cell office:value-type="string" calcext:value-type="string">
            <text:p>FAU</text:p>
          </table:table-cell>
          <table:table-cell table:formula="of:=CONCATENATE(&quot;RP&quot;;[.B32])" office:value-type="string" office:string-value="RPS30" calcext:value-type="string">
            <text:p>RPS30</text:p>
          </table:table-cell>
        </table:table-row>
        <table:table-row table:style-name="ro1">
          <table:table-cell office:value-type="string" calcext:value-type="string">
            <text:p>eS31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S27A</text:p>
          </table:table-cell>
          <table:table-cell table:formula="of:=CONCATENATE(&quot;RP&quot;;[.C33])" office:value-type="string" office:string-value="RPS27A" calcext:value-type="string">
            <text:p>RPS27A</text:p>
          </table:table-cell>
          <table:table-cell table:formula="of:=CONCATENATE(&quot;RP&quot;;[.B33])" office:value-type="string" office:string-value="RPS31" calcext:value-type="string">
            <text:p>RPS31</text:p>
          </table:table-cell>
        </table:table-row>
        <table:table-row table:style-name="ro1">
          <table:table-cell office:value-type="string" calcext:value-type="string">
            <text:p>RACK1</text:p>
          </table:table-cell>
          <table:table-cell office:value-type="string" calcext:value-type="string">
            <text:p>Asc1</text:p>
          </table:table-cell>
          <table:table-cell office:value-type="string" calcext:value-type="string">
            <text:p>RACK1</text:p>
          </table:table-cell>
          <table:table-cell table:number-columns-repeated="2" table:style-name="ce1" office:value-type="string" calcext:value-type="string">
            <text:p>Rack1</text:p>
          </table:table-cell>
        </table:table-row>
        <table:table-row table:style-name="ro1">
          <table:table-cell office:value-type="string" calcext:value-type="string">
            <text:p>uL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10A</text:p>
          </table:table-cell>
          <table:table-cell table:formula="of:=CONCATENATE(&quot;RP&quot;;[.C35])" office:value-type="string" office:string-value="RPL10A" calcext:value-type="string">
            <text:p>RPL10A</text:p>
          </table:table-cell>
          <table:table-cell table:formula="of:=CONCATENATE(&quot;RP&quot;;[.B35])" office:value-type="string" office:string-value="RPL1" calcext:value-type="string">
            <text:p>RPL1</text:p>
          </table:table-cell>
        </table:table-row>
        <table:table-row table:style-name="ro1">
          <table:table-cell office:value-type="string" calcext:value-type="string">
            <text:p>uL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8</text:p>
          </table:table-cell>
          <table:table-cell table:formula="of:=CONCATENATE(&quot;RP&quot;;[.C36])" office:value-type="string" office:string-value="RPL8" calcext:value-type="string">
            <text:p>RPL8</text:p>
          </table:table-cell>
          <table:table-cell table:formula="of:=CONCATENATE(&quot;RP&quot;;[.B36])" office:value-type="string" office:string-value="RPL2" calcext:value-type="string">
            <text:p>RPL2</text:p>
          </table:table-cell>
        </table:table-row>
        <table:table-row table:style-name="ro1">
          <table:table-cell office:value-type="string" calcext:value-type="string">
            <text:p>uL3</text:p>
          </table:table-cell>
          <table:table-cell table:number-columns-repeated="2" office:value-type="string" calcext:value-type="string">
            <text:p>L3</text:p>
          </table:table-cell>
          <table:table-cell table:formula="of:=CONCATENATE(&quot;RP&quot;;[.C37])" office:value-type="string" office:string-value="RPL3" calcext:value-type="string">
            <text:p>RPL3</text:p>
          </table:table-cell>
          <table:table-cell table:formula="of:=CONCATENATE(&quot;RP&quot;;[.B37])" office:value-type="string" office:string-value="RPL3" calcext:value-type="string">
            <text:p>RPL3</text:p>
          </table:table-cell>
        </table:table-row>
        <table:table-row table:style-name="ro1">
          <table:table-cell office:value-type="string" calcext:value-type="string">
            <text:p>uL4</text:p>
          </table:table-cell>
          <table:table-cell table:number-columns-repeated="2" office:value-type="string" calcext:value-type="string">
            <text:p>L4</text:p>
          </table:table-cell>
          <table:table-cell table:formula="of:=CONCATENATE(&quot;RP&quot;;[.C38])" office:value-type="string" office:string-value="RPL4" calcext:value-type="string">
            <text:p>RPL4</text:p>
          </table:table-cell>
          <table:table-cell table:formula="of:=CONCATENATE(&quot;RP&quot;;[.B38])" office:value-type="string" office:string-value="RPL4" calcext:value-type="string">
            <text:p>RPL4</text:p>
          </table:table-cell>
        </table:table-row>
        <table:table-row table:style-name="ro1">
          <table:table-cell office:value-type="string" calcext:value-type="string">
            <text:p>uL5</text:p>
          </table:table-cell>
          <table:table-cell table:number-columns-repeated="2" office:value-type="string" calcext:value-type="string">
            <text:p>L11</text:p>
          </table:table-cell>
          <table:table-cell table:formula="of:=CONCATENATE(&quot;RP&quot;;[.C39])" office:value-type="string" office:string-value="RPL11" calcext:value-type="string">
            <text:p>RPL11</text:p>
          </table:table-cell>
          <table:table-cell table:formula="of:=CONCATENATE(&quot;RP&quot;;[.B39])" office:value-type="string" office:string-value="RPL11" calcext:value-type="string">
            <text:p>RPL11</text:p>
          </table:table-cell>
        </table:table-row>
        <table:table-row table:style-name="ro1">
          <table:table-cell office:value-type="string" calcext:value-type="string">
            <text:p>uL6</text:p>
          </table:table-cell>
          <table:table-cell table:number-columns-repeated="2" office:value-type="string" calcext:value-type="string">
            <text:p>L9</text:p>
          </table:table-cell>
          <table:table-cell table:formula="of:=CONCATENATE(&quot;RP&quot;;[.C40])" office:value-type="string" office:string-value="RPL9" calcext:value-type="string">
            <text:p>RPL9</text:p>
          </table:table-cell>
          <table:table-cell table:formula="of:=CONCATENATE(&quot;RP&quot;;[.B40])" office:value-type="string" office:string-value="RPL9" calcext:value-type="string">
            <text:p>RPL9</text:p>
          </table:table-cell>
        </table:table-row>
        <table:table-row table:style-name="ro1">
          <table:table-cell office:value-type="string" calcext:value-type="string">
            <text:p>eL6</text:p>
          </table:table-cell>
          <table:table-cell table:number-columns-repeated="2" office:value-type="string" calcext:value-type="string">
            <text:p>L6</text:p>
          </table:table-cell>
          <table:table-cell table:formula="of:=CONCATENATE(&quot;RP&quot;;[.C41])" office:value-type="string" office:string-value="RPL6" calcext:value-type="string">
            <text:p>RPL6</text:p>
          </table:table-cell>
          <table:table-cell table:formula="of:=CONCATENATE(&quot;RP&quot;;[.B41])" office:value-type="string" office:string-value="RPL6" calcext:value-type="string">
            <text:p>RPL6</text:p>
          </table:table-cell>
        </table:table-row>
        <table:table-row table:style-name="ro1">
          <table:table-cell office:value-type="string" calcext:value-type="string">
            <text:p>eL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L7A</text:p>
          </table:table-cell>
          <table:table-cell table:formula="of:=CONCATENATE(&quot;RP&quot;;[.C42])" office:value-type="string" office:string-value="RPL7A" calcext:value-type="string">
            <text:p>RPL7A</text:p>
          </table:table-cell>
          <table:table-cell table:formula="of:=CONCATENATE(&quot;RP&quot;;[.B42])" office:value-type="string" office:string-value="RPL8" calcext:value-type="string">
            <text:p>RPL8</text:p>
          </table:table-cell>
        </table:table-row>
        <table:table-row table:style-name="ro1">
          <table:table-cell office:value-type="string" calcext:value-type="string">
            <text:p>uL10</text:p>
          </table:table-cell>
          <table:table-cell table:number-columns-repeated="2" office:value-type="string" calcext:value-type="string">
            <text:p>P0</text:p>
          </table:table-cell>
          <table:table-cell office:value-type="string" calcext:value-type="string">
            <text:p>RPLP0</text:p>
          </table:table-cell>
          <table:table-cell table:formula="of:=CONCATENATE(&quot;RP&quot;;[.B43])" office:value-type="string" office:string-value="RPP0" calcext:value-type="string">
            <text:p>RPP0</text:p>
          </table:table-cell>
        </table:table-row>
        <table:table-row table:style-name="ro1">
          <table:table-cell office:value-type="string" calcext:value-type="string">
            <text:p>uL11</text:p>
          </table:table-cell>
          <table:table-cell table:number-columns-repeated="2" office:value-type="string" calcext:value-type="string">
            <text:p>L12</text:p>
          </table:table-cell>
          <table:table-cell table:formula="of:=CONCATENATE(&quot;RP&quot;;[.C44])" office:value-type="string" office:string-value="RPL12" calcext:value-type="string">
            <text:p>RPL12</text:p>
          </table:table-cell>
          <table:table-cell table:formula="of:=CONCATENATE(&quot;RP&quot;;[.B44])" office:value-type="string" office:string-value="RPL12" calcext:value-type="string">
            <text:p>RPL12</text:p>
          </table:table-cell>
        </table:table-row>
        <table:table-row table:style-name="ro1">
          <table:table-cell office:value-type="string" calcext:value-type="string">
            <text:p>uL13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L13A</text:p>
          </table:table-cell>
          <table:table-cell table:formula="of:=CONCATENATE(&quot;RP&quot;;[.C45])" office:value-type="string" office:string-value="RPL13A" calcext:value-type="string">
            <text:p>RPL13A</text:p>
          </table:table-cell>
          <table:table-cell table:formula="of:=CONCATENATE(&quot;RP&quot;;[.B45])" office:value-type="string" office:string-value="RPL16" calcext:value-type="string">
            <text:p>RPL16</text:p>
          </table:table-cell>
        </table:table-row>
        <table:table-row table:style-name="ro1">
          <table:table-cell office:value-type="string" calcext:value-type="string">
            <text:p>eL13</text:p>
          </table:table-cell>
          <table:table-cell table:number-columns-repeated="2" office:value-type="string" calcext:value-type="string">
            <text:p>L13</text:p>
          </table:table-cell>
          <table:table-cell table:formula="of:=CONCATENATE(&quot;RP&quot;;[.C46])" office:value-type="string" office:string-value="RPL13" calcext:value-type="string">
            <text:p>RPL13</text:p>
          </table:table-cell>
          <table:table-cell table:formula="of:=CONCATENATE(&quot;RP&quot;;[.B46])" office:value-type="string" office:string-value="RPL13" calcext:value-type="string">
            <text:p>RPL13</text:p>
          </table:table-cell>
        </table:table-row>
        <table:table-row table:style-name="ro1">
          <table:table-cell office:value-type="string" calcext:value-type="string">
            <text:p>uL14</text:p>
          </table:table-cell>
          <table:table-cell table:number-columns-repeated="2" office:value-type="string" calcext:value-type="string">
            <text:p>L23</text:p>
          </table:table-cell>
          <table:table-cell table:formula="of:=CONCATENATE(&quot;RP&quot;;[.C47])" office:value-type="string" office:string-value="RPL23" calcext:value-type="string">
            <text:p>RPL23</text:p>
          </table:table-cell>
          <table:table-cell table:formula="of:=CONCATENATE(&quot;RP&quot;;[.B47])" office:value-type="string" office:string-value="RPL23" calcext:value-type="string">
            <text:p>RPL23</text:p>
          </table:table-cell>
        </table:table-row>
        <table:table-row table:style-name="ro1">
          <table:table-cell office:value-type="string" calcext:value-type="string">
            <text:p>eL14</text:p>
          </table:table-cell>
          <table:table-cell table:number-columns-repeated="2" office:value-type="string" calcext:value-type="string">
            <text:p>L14</text:p>
          </table:table-cell>
          <table:table-cell table:formula="of:=CONCATENATE(&quot;RP&quot;;[.C48])" office:value-type="string" office:string-value="RPL14" calcext:value-type="string">
            <text:p>RPL14</text:p>
          </table:table-cell>
          <table:table-cell table:formula="of:=CONCATENATE(&quot;RP&quot;;[.B48])" office:value-type="string" office:string-value="RPL14" calcext:value-type="string">
            <text:p>RPL14</text:p>
          </table:table-cell>
        </table:table-row>
        <table:table-row table:style-name="ro1">
          <table:table-cell office:value-type="string" calcext:value-type="string">
            <text:p>uL15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L27A</text:p>
          </table:table-cell>
          <table:table-cell table:formula="of:=CONCATENATE(&quot;RP&quot;;[.C49])" office:value-type="string" office:string-value="RPL27A" calcext:value-type="string">
            <text:p>RPL27A</text:p>
          </table:table-cell>
          <table:table-cell table:formula="of:=CONCATENATE(&quot;RP&quot;;[.B49])" office:value-type="string" office:string-value="RPL28" calcext:value-type="string">
            <text:p>RPL28</text:p>
          </table:table-cell>
        </table:table-row>
        <table:table-row table:style-name="ro1">
          <table:table-cell office:value-type="string" calcext:value-type="string">
            <text:p>eL15</text:p>
          </table:table-cell>
          <table:table-cell table:number-columns-repeated="2" office:value-type="string" calcext:value-type="string">
            <text:p>L15</text:p>
          </table:table-cell>
          <table:table-cell table:formula="of:=CONCATENATE(&quot;RP&quot;;[.C50])" office:value-type="string" office:string-value="RPL15" calcext:value-type="string">
            <text:p>RPL15</text:p>
          </table:table-cell>
          <table:table-cell table:formula="of:=CONCATENATE(&quot;RP&quot;;[.B50])" office:value-type="string" office:string-value="RPL15" calcext:value-type="string">
            <text:p>RPL15</text:p>
          </table:table-cell>
        </table:table-row>
        <table:table-row table:style-name="ro1">
          <table:table-cell office:value-type="string" calcext:value-type="string">
            <text:p>uL16</text:p>
          </table:table-cell>
          <table:table-cell table:number-columns-repeated="2" office:value-type="string" calcext:value-type="string">
            <text:p>L10</text:p>
          </table:table-cell>
          <table:table-cell table:formula="of:=CONCATENATE(&quot;RP&quot;;[.C51])" office:value-type="string" office:string-value="RPL10" calcext:value-type="string">
            <text:p>RPL10</text:p>
          </table:table-cell>
          <table:table-cell table:formula="of:=CONCATENATE(&quot;RP&quot;;[.B51])" office:value-type="string" office:string-value="RPL10" calcext:value-type="string">
            <text:p>RPL10</text:p>
          </table:table-cell>
        </table:table-row>
        <table:table-row table:style-name="ro1">
          <table:table-cell office:value-type="string" calcext:value-type="string">
            <text:p>uL18</text:p>
          </table:table-cell>
          <table:table-cell table:number-columns-repeated="2" office:value-type="string" calcext:value-type="string">
            <text:p>L5</text:p>
          </table:table-cell>
          <table:table-cell table:formula="of:=CONCATENATE(&quot;RP&quot;;[.C52])" office:value-type="string" office:string-value="RPL5" calcext:value-type="string">
            <text:p>RPL5</text:p>
          </table:table-cell>
          <table:table-cell table:formula="of:=CONCATENATE(&quot;RP&quot;;[.B52])" office:value-type="string" office:string-value="RPL5" calcext:value-type="string">
            <text:p>RPL5</text:p>
          </table:table-cell>
        </table:table-row>
        <table:table-row table:style-name="ro1">
          <table:table-cell office:value-type="string" calcext:value-type="string">
            <text:p>eL18</text:p>
          </table:table-cell>
          <table:table-cell table:number-columns-repeated="2" office:value-type="string" calcext:value-type="string">
            <text:p>L18</text:p>
          </table:table-cell>
          <table:table-cell table:formula="of:=CONCATENATE(&quot;RP&quot;;[.C53])" office:value-type="string" office:string-value="RPL18" calcext:value-type="string">
            <text:p>RPL18</text:p>
          </table:table-cell>
          <table:table-cell table:formula="of:=CONCATENATE(&quot;RP&quot;;[.B53])" office:value-type="string" office:string-value="RPL18" calcext:value-type="string">
            <text:p>RPL18</text:p>
          </table:table-cell>
        </table:table-row>
        <table:table-row table:style-name="ro1">
          <table:table-cell office:value-type="string" calcext:value-type="string">
            <text:p>eL19</text:p>
          </table:table-cell>
          <table:table-cell table:number-columns-repeated="2" office:value-type="string" calcext:value-type="string">
            <text:p>L19</text:p>
          </table:table-cell>
          <table:table-cell table:formula="of:=CONCATENATE(&quot;RP&quot;;[.C54])" office:value-type="string" office:string-value="RPL19" calcext:value-type="string">
            <text:p>RPL19</text:p>
          </table:table-cell>
          <table:table-cell table:formula="of:=CONCATENATE(&quot;RP&quot;;[.B54])" office:value-type="string" office:string-value="RPL19" calcext:value-type="string">
            <text:p>RPL19</text:p>
          </table:table-cell>
        </table:table-row>
        <table:table-row table:style-name="ro1">
          <table:table-cell office:value-type="string" calcext:value-type="string">
            <text:p>eL2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L18A</text:p>
          </table:table-cell>
          <table:table-cell table:formula="of:=CONCATENATE(&quot;RP&quot;;[.C55])" office:value-type="string" office:string-value="RPL18A" calcext:value-type="string">
            <text:p>RPL18A</text:p>
          </table:table-cell>
          <table:table-cell table:formula="of:=CONCATENATE(&quot;RP&quot;;[.B55])" office:value-type="string" office:string-value="RPL20" calcext:value-type="string">
            <text:p>RPL20</text:p>
          </table:table-cell>
        </table:table-row>
        <table:table-row table:style-name="ro1">
          <table:table-cell office:value-type="string" calcext:value-type="string">
            <text:p>eL21</text:p>
          </table:table-cell>
          <table:table-cell table:number-columns-repeated="2" office:value-type="string" calcext:value-type="string">
            <text:p>L21</text:p>
          </table:table-cell>
          <table:table-cell table:formula="of:=CONCATENATE(&quot;RP&quot;;[.C56])" office:value-type="string" office:string-value="RPL21" calcext:value-type="string">
            <text:p>RPL21</text:p>
          </table:table-cell>
          <table:table-cell table:formula="of:=CONCATENATE(&quot;RP&quot;;[.B56])" office:value-type="string" office:string-value="RPL21" calcext:value-type="string">
            <text:p>RPL21</text:p>
          </table:table-cell>
        </table:table-row>
        <table:table-row table:style-name="ro1">
          <table:table-cell office:value-type="string" calcext:value-type="string">
            <text:p>uL22</text:p>
          </table:table-cell>
          <table:table-cell table:number-columns-repeated="2" office:value-type="string" calcext:value-type="string">
            <text:p>L17</text:p>
          </table:table-cell>
          <table:table-cell table:formula="of:=CONCATENATE(&quot;RP&quot;;[.C57])" office:value-type="string" office:string-value="RPL17" calcext:value-type="string">
            <text:p>RPL17</text:p>
          </table:table-cell>
          <table:table-cell table:formula="of:=CONCATENATE(&quot;RP&quot;;[.B57])" office:value-type="string" office:string-value="RPL17" calcext:value-type="string">
            <text:p>RPL17</text:p>
          </table:table-cell>
        </table:table-row>
        <table:table-row table:style-name="ro1">
          <table:table-cell office:value-type="string" calcext:value-type="string">
            <text:p>eL22</text:p>
          </table:table-cell>
          <table:table-cell table:number-columns-repeated="2" office:value-type="string" calcext:value-type="string">
            <text:p>L22</text:p>
          </table:table-cell>
          <table:table-cell table:formula="of:=CONCATENATE(&quot;RP&quot;;[.C58])" office:value-type="string" office:string-value="RPL22" calcext:value-type="string">
            <text:p>RPL22</text:p>
          </table:table-cell>
          <table:table-cell table:formula="of:=CONCATENATE(&quot;RP&quot;;[.B58])" office:value-type="string" office:string-value="RPL22" calcext:value-type="string">
            <text:p>RPL22</text:p>
          </table:table-cell>
        </table:table-row>
        <table:table-row table:style-name="ro1">
          <table:table-cell office:value-type="string" calcext:value-type="string">
            <text:p>uL23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L23A</text:p>
          </table:table-cell>
          <table:table-cell table:formula="of:=CONCATENATE(&quot;RP&quot;;[.C59])" office:value-type="string" office:string-value="RPL23A" calcext:value-type="string">
            <text:p>RPL23A</text:p>
          </table:table-cell>
          <table:table-cell table:formula="of:=CONCATENATE(&quot;RP&quot;;[.B59])" office:value-type="string" office:string-value="RPL25" calcext:value-type="string">
            <text:p>RPL25</text:p>
          </table:table-cell>
        </table:table-row>
        <table:table-row table:style-name="ro1">
          <table:table-cell office:value-type="string" calcext:value-type="string">
            <text:p>uL24</text:p>
          </table:table-cell>
          <table:table-cell table:number-columns-repeated="2" office:value-type="string" calcext:value-type="string">
            <text:p>L26</text:p>
          </table:table-cell>
          <table:table-cell table:formula="of:=CONCATENATE(&quot;RP&quot;;[.C60])" office:value-type="string" office:string-value="RPL26" calcext:value-type="string">
            <text:p>RPL26</text:p>
          </table:table-cell>
          <table:table-cell table:formula="of:=CONCATENATE(&quot;RP&quot;;[.B60])" office:value-type="string" office:string-value="RPL26" calcext:value-type="string">
            <text:p>RPL26</text:p>
          </table:table-cell>
        </table:table-row>
        <table:table-row table:style-name="ro1">
          <table:table-cell office:value-type="string" calcext:value-type="string">
            <text:p>eL24</text:p>
          </table:table-cell>
          <table:table-cell table:number-columns-repeated="2" office:value-type="string" calcext:value-type="string">
            <text:p>L24</text:p>
          </table:table-cell>
          <table:table-cell table:formula="of:=CONCATENATE(&quot;RP&quot;;[.C61])" office:value-type="string" office:string-value="RPL24" calcext:value-type="string">
            <text:p>RPL24</text:p>
          </table:table-cell>
          <table:table-cell table:formula="of:=CONCATENATE(&quot;RP&quot;;[.B61])" office:value-type="string" office:string-value="RPL24" calcext:value-type="string">
            <text:p>RPL24</text:p>
          </table:table-cell>
        </table:table-row>
        <table:table-row table:style-name="ro1">
          <table:table-cell office:value-type="string" calcext:value-type="string">
            <text:p>eL27</text:p>
          </table:table-cell>
          <table:table-cell table:number-columns-repeated="2" office:value-type="string" calcext:value-type="string">
            <text:p>L27</text:p>
          </table:table-cell>
          <table:table-cell table:formula="of:=CONCATENATE(&quot;RP&quot;;[.C62])" office:value-type="string" office:string-value="RPL27" calcext:value-type="string">
            <text:p>RPL27</text:p>
          </table:table-cell>
          <table:table-cell table:formula="of:=CONCATENATE(&quot;RP&quot;;[.B62])" office:value-type="string" office:string-value="RPL27" calcext:value-type="string">
            <text:p>RPL27</text:p>
          </table:table-cell>
        </table:table-row>
        <table:table-row table:style-name="ro1">
          <table:table-cell office:value-type="string" calcext:value-type="string">
            <text:p>eL2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L28</text:p>
          </table:table-cell>
          <table:table-cell table:formula="of:=CONCATENATE(&quot;RP&quot;;[.C63])" office:value-type="string" office:string-value="RPL28" calcext:value-type="string">
            <text:p>RPL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L29</text:p>
          </table:table-cell>
          <table:table-cell table:number-columns-repeated="2" office:value-type="string" calcext:value-type="string">
            <text:p>L35</text:p>
          </table:table-cell>
          <table:table-cell table:formula="of:=CONCATENATE(&quot;RP&quot;;[.C64])" office:value-type="string" office:string-value="RPL35" calcext:value-type="string">
            <text:p>RPL35</text:p>
          </table:table-cell>
          <table:table-cell table:formula="of:=CONCATENATE(&quot;RP&quot;;[.B64])" office:value-type="string" office:string-value="RPL35" calcext:value-type="string">
            <text:p>RPL35</text:p>
          </table:table-cell>
        </table:table-row>
        <table:table-row table:style-name="ro1">
          <table:table-cell office:value-type="string" calcext:value-type="string">
            <text:p>eL29</text:p>
          </table:table-cell>
          <table:table-cell table:number-columns-repeated="2" office:value-type="string" calcext:value-type="string">
            <text:p>L29</text:p>
          </table:table-cell>
          <table:table-cell table:formula="of:=CONCATENATE(&quot;RP&quot;;[.C65])" office:value-type="string" office:string-value="RPL29" calcext:value-type="string">
            <text:p>RPL29</text:p>
          </table:table-cell>
          <table:table-cell table:formula="of:=CONCATENATE(&quot;RP&quot;;[.B65])" office:value-type="string" office:string-value="RPL29" calcext:value-type="string">
            <text:p>RPL29</text:p>
          </table:table-cell>
        </table:table-row>
        <table:table-row table:style-name="ro1">
          <table:table-cell office:value-type="string" calcext:value-type="string">
            <text:p>uL30</text:p>
          </table:table-cell>
          <table:table-cell table:number-columns-repeated="2" office:value-type="string" calcext:value-type="string">
            <text:p>L7</text:p>
          </table:table-cell>
          <table:table-cell table:formula="of:=CONCATENATE(&quot;RP&quot;;[.C66])" office:value-type="string" office:string-value="RPL7" calcext:value-type="string">
            <text:p>RPL7</text:p>
          </table:table-cell>
          <table:table-cell table:formula="of:=CONCATENATE(&quot;RP&quot;;[.B66])" office:value-type="string" office:string-value="RPL7" calcext:value-type="string">
            <text:p>RPL7</text:p>
          </table:table-cell>
        </table:table-row>
        <table:table-row table:style-name="ro1">
          <table:table-cell office:value-type="string" calcext:value-type="string">
            <text:p>eL30</text:p>
          </table:table-cell>
          <table:table-cell table:number-columns-repeated="2" office:value-type="string" calcext:value-type="string">
            <text:p>L30</text:p>
          </table:table-cell>
          <table:table-cell table:formula="of:=CONCATENATE(&quot;RP&quot;;[.C67])" office:value-type="string" office:string-value="RPL30" calcext:value-type="string">
            <text:p>RPL30</text:p>
          </table:table-cell>
          <table:table-cell table:formula="of:=CONCATENATE(&quot;RP&quot;;[.B67])" office:value-type="string" office:string-value="RPL30" calcext:value-type="string">
            <text:p>RPL30</text:p>
          </table:table-cell>
        </table:table-row>
        <table:table-row table:style-name="ro1">
          <table:table-cell office:value-type="string" calcext:value-type="string">
            <text:p>eL31</text:p>
          </table:table-cell>
          <table:table-cell table:number-columns-repeated="2" office:value-type="string" calcext:value-type="string">
            <text:p>L31</text:p>
          </table:table-cell>
          <table:table-cell table:formula="of:=CONCATENATE(&quot;RP&quot;;[.C68])" office:value-type="string" office:string-value="RPL31" calcext:value-type="string">
            <text:p>RPL31</text:p>
          </table:table-cell>
          <table:table-cell table:formula="of:=CONCATENATE(&quot;RP&quot;;[.B68])" office:value-type="string" office:string-value="RPL31" calcext:value-type="string">
            <text:p>RPL31</text:p>
          </table:table-cell>
        </table:table-row>
        <table:table-row table:style-name="ro1">
          <table:table-cell office:value-type="string" calcext:value-type="string">
            <text:p>eL32</text:p>
          </table:table-cell>
          <table:table-cell table:number-columns-repeated="2" office:value-type="string" calcext:value-type="string">
            <text:p>L32</text:p>
          </table:table-cell>
          <table:table-cell table:formula="of:=CONCATENATE(&quot;RP&quot;;[.C69])" office:value-type="string" office:string-value="RPL32" calcext:value-type="string">
            <text:p>RPL32</text:p>
          </table:table-cell>
          <table:table-cell table:formula="of:=CONCATENATE(&quot;RP&quot;;[.B69])" office:value-type="string" office:string-value="RPL32" calcext:value-type="string">
            <text:p>RPL32</text:p>
          </table:table-cell>
        </table:table-row>
        <table:table-row table:style-name="ro1">
          <table:table-cell office:value-type="string" calcext:value-type="string">
            <text:p>eL33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L35A</text:p>
          </table:table-cell>
          <table:table-cell table:formula="of:=CONCATENATE(&quot;RP&quot;;[.C70])" office:value-type="string" office:string-value="RPL35A" calcext:value-type="string">
            <text:p>RPL35A</text:p>
          </table:table-cell>
          <table:table-cell table:formula="of:=CONCATENATE(&quot;RP&quot;;[.B70])" office:value-type="string" office:string-value="RPL33" calcext:value-type="string">
            <text:p>RPL33</text:p>
          </table:table-cell>
        </table:table-row>
        <table:table-row table:style-name="ro1">
          <table:table-cell office:value-type="string" calcext:value-type="string">
            <text:p>eL34</text:p>
          </table:table-cell>
          <table:table-cell table:number-columns-repeated="2" office:value-type="string" calcext:value-type="string">
            <text:p>L34</text:p>
          </table:table-cell>
          <table:table-cell table:formula="of:=CONCATENATE(&quot;RP&quot;;[.C71])" office:value-type="string" office:string-value="RPL34" calcext:value-type="string">
            <text:p>RPL34</text:p>
          </table:table-cell>
          <table:table-cell table:formula="of:=CONCATENATE(&quot;RP&quot;;[.B71])" office:value-type="string" office:string-value="RPL34" calcext:value-type="string">
            <text:p>RPL34</text:p>
          </table:table-cell>
        </table:table-row>
        <table:table-row table:style-name="ro1">
          <table:table-cell office:value-type="string" calcext:value-type="string">
            <text:p>eL36</text:p>
          </table:table-cell>
          <table:table-cell table:number-columns-repeated="2" office:value-type="string" calcext:value-type="string">
            <text:p>L36</text:p>
          </table:table-cell>
          <table:table-cell table:formula="of:=CONCATENATE(&quot;RP&quot;;[.C72])" office:value-type="string" office:string-value="RPL36" calcext:value-type="string">
            <text:p>RPL36</text:p>
          </table:table-cell>
          <table:table-cell table:formula="of:=CONCATENATE(&quot;RP&quot;;[.B72])" office:value-type="string" office:string-value="RPL36" calcext:value-type="string">
            <text:p>RPL36</text:p>
          </table:table-cell>
        </table:table-row>
        <table:table-row table:style-name="ro1">
          <table:table-cell office:value-type="string" calcext:value-type="string">
            <text:p>eL37</text:p>
          </table:table-cell>
          <table:table-cell table:number-columns-repeated="2" office:value-type="string" calcext:value-type="string">
            <text:p>L37</text:p>
          </table:table-cell>
          <table:table-cell table:formula="of:=CONCATENATE(&quot;RP&quot;;[.C73])" office:value-type="string" office:string-value="RPL37" calcext:value-type="string">
            <text:p>RPL37</text:p>
          </table:table-cell>
          <table:table-cell table:formula="of:=CONCATENATE(&quot;RP&quot;;[.B73])" office:value-type="string" office:string-value="RPL37" calcext:value-type="string">
            <text:p>RPL37</text:p>
          </table:table-cell>
        </table:table-row>
        <table:table-row table:style-name="ro1">
          <table:table-cell office:value-type="string" calcext:value-type="string">
            <text:p>eL38</text:p>
          </table:table-cell>
          <table:table-cell table:number-columns-repeated="2" office:value-type="string" calcext:value-type="string">
            <text:p>L38</text:p>
          </table:table-cell>
          <table:table-cell table:formula="of:=CONCATENATE(&quot;RP&quot;;[.C74])" office:value-type="string" office:string-value="RPL38" calcext:value-type="string">
            <text:p>RPL38</text:p>
          </table:table-cell>
          <table:table-cell table:formula="of:=CONCATENATE(&quot;RP&quot;;[.B74])" office:value-type="string" office:string-value="RPL38" calcext:value-type="string">
            <text:p>RPL38</text:p>
          </table:table-cell>
        </table:table-row>
        <table:table-row table:style-name="ro1">
          <table:table-cell office:value-type="string" calcext:value-type="string">
            <text:p>eL39</text:p>
          </table:table-cell>
          <table:table-cell table:number-columns-repeated="2" office:value-type="string" calcext:value-type="string">
            <text:p>L39</text:p>
          </table:table-cell>
          <table:table-cell table:formula="of:=CONCATENATE(&quot;RP&quot;;[.C75])" office:value-type="string" office:string-value="RPL39" calcext:value-type="string">
            <text:p>RPL39</text:p>
          </table:table-cell>
          <table:table-cell table:formula="of:=CONCATENATE(&quot;RP&quot;;[.B75])" office:value-type="string" office:string-value="RPL39" calcext:value-type="string">
            <text:p>RPL39</text:p>
          </table:table-cell>
        </table:table-row>
        <table:table-row table:style-name="ro1">
          <table:table-cell office:value-type="string" calcext:value-type="string">
            <text:p>eL40</text:p>
          </table:table-cell>
          <table:table-cell table:number-columns-repeated="2" office:value-type="string" calcext:value-type="string">
            <text:p>L40</text:p>
          </table:table-cell>
          <table:table-cell table:formula="of:=CONCATENATE(&quot;RP&quot;;[.C76])" office:value-type="string" office:string-value="RPL40" calcext:value-type="string">
            <text:p>RPL40</text:p>
          </table:table-cell>
          <table:table-cell table:formula="of:=CONCATENATE(&quot;RP&quot;;[.B76])" office:value-type="string" office:string-value="RPL40" calcext:value-type="string">
            <text:p>RPL40</text:p>
          </table:table-cell>
        </table:table-row>
        <table:table-row table:style-name="ro1">
          <table:table-cell office:value-type="string" calcext:value-type="string">
            <text:p>eL41</text:p>
          </table:table-cell>
          <table:table-cell table:number-columns-repeated="2" office:value-type="string" calcext:value-type="string">
            <text:p>L41</text:p>
          </table:table-cell>
          <table:table-cell table:formula="of:=CONCATENATE(&quot;RP&quot;;[.C77])" office:value-type="string" office:string-value="RPL41" calcext:value-type="string">
            <text:p>RPL41</text:p>
          </table:table-cell>
          <table:table-cell table:formula="of:=CONCATENATE(&quot;RP&quot;;[.B77])" office:value-type="string" office:string-value="RPL41" calcext:value-type="string">
            <text:p>RPL41</text:p>
          </table:table-cell>
        </table:table-row>
        <table:table-row table:style-name="ro1">
          <table:table-cell office:value-type="string" calcext:value-type="string">
            <text:p>eL42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L36A</text:p>
          </table:table-cell>
          <table:table-cell office:value-type="string" calcext:value-type="string">
            <text:p>RP36A</text:p>
          </table:table-cell>
          <table:table-cell office:value-type="string" calcext:value-type="string">
            <text:p>RPL42</text:p>
          </table:table-cell>
        </table:table-row>
        <table:table-row table:style-name="ro1">
          <table:table-cell office:value-type="string" calcext:value-type="string">
            <text:p>eL43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L37A</text:p>
          </table:table-cell>
          <table:table-cell table:formula="of:=CONCATENATE(&quot;RP&quot;;[.C79])" office:value-type="string" office:string-value="RPL37A" calcext:value-type="string">
            <text:p>RPL37A</text:p>
          </table:table-cell>
          <table:table-cell table:formula="of:=CONCATENATE(&quot;RP&quot;;[.B79])" office:value-type="string" office:string-value="RPL43" calcext:value-type="string">
            <text:p>RPL4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1/P2 (AB)</text:p>
          </table:table-cell>
          <table:table-cell office:value-type="string" calcext:value-type="string">
            <text:p>P1/P2 (αβ)</text:p>
          </table:table-cell>
          <table:table-cell table:number-columns-repeated="2" office:value-type="string" calcext:value-type="string">
            <text:p>RPLP1</text:p>
          </table:table-cell>
        </table:table-row>
        <table:table-row table:style-name="ro1">
          <table:table-cell table:style-name="Default" office:value-type="string" calcext:value-type="string">
            <text:p>P2</text:p>
          </table:table-cell>
          <table:table-cell office:value-type="string" calcext:value-type="string">
            <text:p>P1/P2 (AB)</text:p>
          </table:table-cell>
          <table:table-cell office:value-type="string" calcext:value-type="string">
            <text:p>P1/P2 (αβ)</text:p>
          </table:table-cell>
          <table:table-cell table:number-columns-repeated="2" office:value-type="string" calcext:value-type="string">
            <text:p>RPLP2</text:p>
          </table:table-cell>
        </table:table-row>
        <table:table-row table:style-name="ro1">
          <table:table-cell office:value-type="string" calcext:value-type="string">
            <text:p>uL16-like</text:p>
          </table:table-cell>
          <table:table-cell table:number-columns-repeated="2" office:value-type="string" calcext:value-type="string">
            <text:p>L10</text:p>
          </table:table-cell>
          <table:table-cell office:value-type="string" calcext:value-type="string">
            <text:p>RPL10L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7:32:57.846935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7:00:08.564061434</meta:creation-date>
    <dc:date>2021-11-23T17:35:31.497324456</dc:date>
    <meta:editing-duration>PT19M13S</meta:editing-duration>
    <meta:editing-cycles>13</meta:editing-cycles>
    <meta:generator>LibreOffice/6.0.7.3$Linux_X86_64 LibreOffice_project/00m0$Build-3</meta:generator>
    <meta:document-statistic meta:table-count="1" meta:cell-count="410" meta:object-count="0"/>
  </office:meta>
</office:document-meta>
</file>